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6.3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pl-ujj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hoshangabad_pachmarh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];[.B1];[.C1];[.B1];[.D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hoshangabad_pachmarhi.investigation i&#10;        JOIN chc_hoshangabad_pachmarh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hoshangabad_pachmarhi.investigation i</text:p>
            <text:p>        JOIN chc_hoshangabad_pachmarh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sagar_vitthalnag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];[.B2];[.C2];[.B2];[.D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sagar_vitthalnagar.investigation i&#10;        JOIN uphc_sagar_vitthalnag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sagar_vitthalnagar.investigation i</text:p>
            <text:p>        JOIN uphc_sagar_vitthalnag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mahid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];[.B3];[.C3];[.B3];[.D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mahidpur.investigation i&#10;        JOIN ch_ujjain_mahid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mahidpur.investigation i</text:p>
            <text:p>        JOIN ch_ujjain_mahid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sonkatch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];[.B4];[.C4];[.B4];[.D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sonkatch.investigation i&#10;        JOIN ch_ujjain_sonkatch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sonkatch.investigation i</text:p>
            <text:p>        JOIN ch_ujjain_sonkatch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taran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];[.B5];[.C5];[.B5];[.D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tarana.investigation i&#10;        JOIN chc_ujjain_taran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tarana.investigation i</text:p>
            <text:p>        JOIN chc_ujjain_taran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jabalpur_manmohannag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];[.B6];[.C6];[.B6];[.D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jabalpur_manmohannagar.investigation i&#10;        JOIN uphc_jabalpur_manmohannag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jabalpur_manmohannagar.investigation i</text:p>
            <text:p>        JOIN uphc_jabalpur_manmohannag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rewa_sanjeevaniranitalab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];[.B7];[.C7];[.B7];[.D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rewa_sanjeevaniranitalab.investigation i&#10;        JOIN rewa_sanjeevaniranitalab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rewa_sanjeevaniranitalab.investigation i</text:p>
            <text:p>        JOIN rewa_sanjeevaniranitalab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rajgarh_narsinghgarh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];[.B8];[.C8];[.B8];[.D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rajgarh_narsinghgarh.investigation i&#10;        JOIN ch_rajgarh_narsinghgarh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rajgarh_narsinghgarh.investigation i</text:p>
            <text:p>        JOIN ch_rajgarh_narsinghgarh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etul_bhim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];[.B9];[.C9];[.B9];[.D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etul_bhimpur.investigation i&#10;        JOIN chc_betul_bhim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etul_bhimpur.investigation i</text:p>
            <text:p>        JOIN chc_betul_bhim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dhar_ganjikhan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0];[.B10];[.C10];[.B10];[.D1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dhar_ganjikhana.investigation i&#10;        JOIN uphc_dhar_ganjikhan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dhar_ganjikhana.investigation i</text:p>
            <text:p>        JOIN uphc_dhar_ganjikhan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berasi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1];[.B11];[.C11];[.B11];[.D1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berasia.investigation i&#10;        JOIN chc_bhopal_berasi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berasia.investigation i</text:p>
            <text:p>        JOIN chc_bhopal_berasi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gandhinag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2];[.B12];[.C12];[.B12];[.D1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gandhinagar.investigation i&#10;        JOIN chc_bhopal_gandhinag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gandhinagar.investigation i</text:p>
            <text:p>        JOIN chc_bhopal_gandhinag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kol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3];[.B13];[.C13];[.B13];[.D1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kolar.investigation i&#10;        JOIN chc_bhopal_kol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kolar.investigation i</text:p>
            <text:p>        JOIN chc_bhopal_kol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hub_spoke_bhopal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4];[.B14];[.C14];[.B14];[.D1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hub_spoke_bhopal.investigation i&#10;        JOIN hub_spoke_bhopal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hub_spoke_bhopal.investigation i</text:p>
            <text:p>        JOIN hub_spoke_bhopal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vidisha_natera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5];[.B15];[.C15];[.B15];[.D1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vidisha_nateran.investigation i&#10;        JOIN chc_vidisha_natera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vidisha_nateran.investigation i</text:p>
            <text:p>        JOIN chc_vidisha_natera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gwalior_laxmiganj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6];[.B16];[.C16];[.B16];[.D1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gwalior_laxmiganj.investigation i&#10;        JOIN uphc_gwalior_laxmiganj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gwalior_laxmiganj.investigation i</text:p>
            <text:p>        JOIN uphc_gwalior_laxmiganj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indore_aranyanag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7];[.B17];[.C17];[.B17];[.D1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indore_aranyanagar.investigation i&#10;        JOIN uphc_indore_aranyanag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indore_aranyanagar.investigation i</text:p>
            <text:p>        JOIN uphc_indore_aranyanag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ratlam_titroa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8];[.B18];[.C18];[.B18];[.D1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ratlam_titroad.investigation i&#10;        JOIN uphc_ratlam_titroa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ratlam_titroad.investigation i</text:p>
            <text:p>        JOIN uphc_ratlam_titroa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ujjain_bherugarh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9];[.B19];[.C19];[.B19];[.D1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ujjain_bherugarh.investigation i&#10;        JOIN uphc_ujjain_bherugarh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ujjain_bherugarh.investigation i</text:p>
            <text:p>        JOIN uphc_ujjain_bherugarh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uphc_bhopal_sukhasarove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0];[.B20];[.C20];[.B20];[.D2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uphc_bhopal_sukhasarover.investigation i&#10;        JOIN uphc_bhopal_sukhasarove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uphc_bhopal_sukhasarover.investigation i</text:p>
            <text:p>        JOIN uphc_bhopal_sukhasarove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ghatiy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1];[.B21];[.C21];[.B21];[.D2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ghatiya.investigation i&#10;        JOIN chc_ujjain_ghatiy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ghatiya.investigation i</text:p>
            <text:p>        JOIN chc_ujjain_ghatiy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kannod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2];[.B22];[.C22];[.B22];[.D2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kannodug.investigation i&#10;        JOIN ch_ujjain_kannod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kannodug.investigation i</text:p>
            <text:p>        JOIN ch_ujjain_kannod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susne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3];[.B23];[.C23];[.B23];[.D2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susnerug.investigation i&#10;        JOIN ch_ujjain_susne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susnerug.investigation i</text:p>
            <text:p>        JOIN ch_ujjain_susne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hah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4];[.B24];[.C24];[.B24];[.D2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hahpur.investigation i&#10;        JOIN chc_bhopal_shah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hahpur.investigation i</text:p>
            <text:p>        JOIN chc_bhopal_shah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sundars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5];[.B25];[.C25];[.B25];[.D2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sundarsi.investigation i&#10;        JOIN chc_ujjain_sundars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sundarsi.investigation i</text:p>
            <text:p>        JOIN chc_ujjain_sundars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momanbarodi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6];[.B26];[.C26];[.B26];[.D2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momanbarodia.investigation i&#10;        JOIN chc_ujjain_momanbarodi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momanbarodia.investigation i</text:p>
            <text:p>        JOIN chc_ujjain_momanbarodi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bado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7];[.B27];[.C27];[.B27];[.D2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badod.investigation i&#10;        JOIN chc_ujjain_bado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badod.investigation i</text:p>
            <text:p>        JOIN chc_ujjain_bado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ghodadongr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8];[.B28];[.C28];[.B28];[.D2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ghodadongri.investigation i&#10;        JOIN chc_bhopal_ghodadongr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ghodadongri.investigation i</text:p>
            <text:p>        JOIN chc_bhopal_ghodadongr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akodiya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9];[.B29];[.C29];[.B29];[.D2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akodiyaug.investigation i&#10;        JOIN ch_ujjain_akodiya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akodiyaug.investigation i</text:p>
            <text:p>        JOIN ch_ujjain_akodiya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nalkheda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0];[.B30];[.C30];[.B30];[.D3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nalkhedaug.investigation i&#10;        JOIN ch_ujjain_nalkheda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nalkhedaug.investigation i</text:p>
            <text:p>        JOIN ch_ujjain_nalkheda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athne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1];[.B31];[.C31];[.B31];[.D3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athner.investigation i&#10;        JOIN chc_bhopal_athne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athner.investigation i</text:p>
            <text:p>        JOIN chc_bhopal_athne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chichol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2];[.B32];[.C32];[.B32];[.D3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chicholi.investigation i&#10;        JOIN chc_bhopal_chichol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chicholi.investigation i</text:p>
            <text:p>        JOIN chc_bhopal_chichol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obaidullaganj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3];[.B33];[.C33];[.B33];[.D3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obaidullaganjug.investigation i&#10;        JOIN chc_bhopal_obaidullaganj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obaidullaganjug.investigation i</text:p>
            <text:p>        JOIN chc_bhopal_obaidullaganj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bhopal_silwani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4];[.B34];[.C34];[.B34];[.D3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bhopal_silwaniug.investigation i&#10;        JOIN ch_bhopal_silwani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bhopal_silwaniug.investigation i</text:p>
            <text:p>        JOIN ch_bhopal_silwani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bhopal_amla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5];[.B35];[.C35];[.B35];[.D3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bhopal_amlaug.investigation i&#10;        JOIN ch_bhopal_amla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bhopal_amlaug.investigation i</text:p>
            <text:p>        JOIN ch_bhopal_amla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prabhatpatta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6];[.B36];[.C36];[.B36];[.D3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prabhatpattan.investigation i&#10;        JOIN chc_bhopal_prabhatpatta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prabhatpattan.investigation i</text:p>
            <text:p>        JOIN chc_bhopal_prabhatpatta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phc_bhopal_dolari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7];[.B37];[.C37];[.B37];[.D3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phc_bhopal_dolaria.investigation i&#10;        JOIN phc_bhopal_dolari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phc_bhopal_dolaria.investigation i</text:p>
            <text:p>        JOIN phc_bhopal_dolari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baba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8];[.B38];[.C38];[.B38];[.D3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babai.investigation i&#10;        JOIN chc_bhopal_baba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babai.investigation i</text:p>
            <text:p>        JOIN chc_bhopal_baba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timarn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9];[.B39];[.C39];[.B39];[.D3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timarni.investigation i&#10;        JOIN chc_bhopal_timarn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timarni.investigation i</text:p>
            <text:p>        JOIN chc_bhopal_timarn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bankhed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0];[.B40];[.C40];[.B40];[.D4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bankhedi.investigation i&#10;        JOIN chc_bhopal_bankhed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bankhedi.investigation i</text:p>
            <text:p>        JOIN chc_bhopal_bankhed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hyam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1];[.B41];[.C41];[.B41];[.D4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hyampur.investigation i&#10;        JOIN chc_bhopal_shyam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hyampur.investigation i</text:p>
            <text:p>        JOIN chc_bhopal_shyam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multa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2];[.B42];[.C42];[.B42];[.D4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multai.investigation i&#10;        JOIN chc_bhopal_multa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multai.investigation i</text:p>
            <text:p>        JOIN chc_bhopal_multa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jaw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3];[.B43];[.C43];[.B43];[.D4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jawar.investigation i&#10;        JOIN chc_bhopal_jaw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jawar.investigation i</text:p>
            <text:p>        JOIN chc_bhopal_jaw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bhopal_ichhawa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4];[.B44];[.C44];[.B44];[.D4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bhopal_ichhawarug.investigation i&#10;        JOIN ch_bhopal_ichhawa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bhopal_ichhawarug.investigation i</text:p>
            <text:p>        JOIN ch_bhopal_ichhawa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ultanganj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5];[.B45];[.C45];[.B45];[.D4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ultanganjug.investigation i&#10;        JOIN chc_bhopal_sultanganj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ultanganjug.investigation i</text:p>
            <text:p>        JOIN chc_bhopal_sultanganj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bhopal_gairatganj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6];[.B46];[.C46];[.B46];[.D4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bhopal_gairatganjug.investigation i&#10;        JOIN ch_bhopal_gairatganj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bhopal_gairatganjug.investigation i</text:p>
            <text:p>        JOIN ch_bhopal_gairatganj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anch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7];[.B47];[.C47];[.B47];[.D4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anchi.investigation i&#10;        JOIN chc_bhopal_sanch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anchi.investigation i</text:p>
            <text:p>        JOIN chc_bhopal_sanch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udaipu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8];[.B48];[.C48];[.B48];[.D4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udaipura.investigation i&#10;        JOIN chc_bhopal_udaipu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udaipura.investigation i</text:p>
            <text:p>        JOIN chc_bhopal_udaipu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vidisha_sironj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9];[.B49];[.C49];[.B49];[.D4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vidisha_sironj.investigation i&#10;        JOIN ch_vidisha_sironj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vidisha_sironj.investigation i</text:p>
            <text:p>        JOIN ch_vidisha_sironj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khirkiy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0];[.B50];[.C50];[.B50];[.D5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khirkiya.investigation i&#10;        JOIN chc_bhopal_khirkiy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khirkiya.investigation i</text:p>
            <text:p>        JOIN chc_bhopal_khirkiy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ladku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1];[.B51];[.C51];[.B51];[.D5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ladkui.investigation i&#10;        JOIN chc_bhopal_ladku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ladkui.investigation i</text:p>
            <text:p>        JOIN chc_bhopal_ladku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ohag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2];[.B52];[.C52];[.B52];[.D5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ohagpur.investigation i&#10;        JOIN chc_bhopal_sohag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ohagpur.investigation i</text:p>
            <text:p>        JOIN chc_bhopal_sohag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eh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3];[.B53];[.C53];[.B53];[.D5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ehra.investigation i&#10;        JOIN chc_bhopal_seh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ehra.investigation i</text:p>
            <text:p>        JOIN chc_bhopal_seh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pipalkhed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4];[.B54];[.C54];[.B54];[.D5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pipalkheda.investigation i&#10;        JOIN chc_bhopal_pipalkhed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pipalkheda.investigation i</text:p>
            <text:p>        JOIN chc_bhopal_pipalkhed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tyond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5];[.B55];[.C55];[.B55];[.D5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tyonda.investigation i&#10;        JOIN chc_bhopal_tyond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tyonda.investigation i</text:p>
            <text:p>        JOIN chc_bhopal_tyond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bad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6];[.B56];[.C56];[.B56];[.D5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badi.investigation i&#10;        JOIN chc_bhopal_bad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badi.investigation i</text:p>
            <text:p>        JOIN chc_bhopal_bad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pachore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7];[.B57];[.C57];[.B57];[.D5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pachoreug.investigation i&#10;        JOIN chc_bhopal_pachore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pachoreug.investigation i</text:p>
            <text:p>        JOIN chc_bhopal_pachore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bhopal_gyaras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8];[.B58];[.C58];[.B58];[.D5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bhopal_gyaraspur.investigation i&#10;        JOIN ch_bhopal_gyaras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bhopal_gyaraspur.investigation i</text:p>
            <text:p>        JOIN ch_bhopal_gyaras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handi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9];[.B59];[.C59];[.B59];[.D5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handia.investigation i&#10;        JOIN chc_bhopal_handi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handia.investigation i</text:p>
            <text:p>        JOIN chc_bhopal_handi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uthaliy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0];[.B60];[.C60];[.B60];[.D6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uthaliya.investigation i&#10;        JOIN chc_bhopal_suthaliy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uthaliya.investigation i</text:p>
            <text:p>        JOIN chc_bhopal_suthaliy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later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1];[.B61];[.C61];[.B61];[.D6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lateri.investigation i&#10;        JOIN chc_bhopal_later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lateri.investigation i</text:p>
            <text:p>        JOIN chc_bhopal_later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khujne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2];[.B62];[.C62];[.B62];[.D6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khujner.investigation i&#10;        JOIN chc_bhopal_khujne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khujner.investigation i</text:p>
            <text:p>        JOIN chc_bhopal_khujne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bhopal_jirapu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3];[.B63];[.C63];[.B63];[.D6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bhopal_jirapurug.investigation i&#10;        JOIN ch_bhopal_jirapu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bhopal_jirapurug.investigation i</text:p>
            <text:p>        JOIN ch_bhopal_jirapu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naml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4];[.B64];[.C64];[.B64];[.D6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namli.investigation i&#10;        JOIN chc_ujjain_naml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namli.investigation i</text:p>
            <text:p>        JOIN chc_ujjain_naml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khilchi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5];[.B65];[.C65];[.B65];[.D6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khilchipur.investigation i&#10;        JOIN chc_bhopal_khilchi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khilchipur.investigation i</text:p>
            <text:p>        JOIN chc_bhopal_khilchi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bagl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6];[.B66];[.C66];[.B66];[.D6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bagli.investigation i&#10;        JOIN chc_ujjain_bagl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bagli.investigation i</text:p>
            <text:p>        JOIN chc_ujjain_bagl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khategao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7];[.B67];[.C67];[.B67];[.D6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khategaon.investigation i&#10;        JOIN chc_ujjain_khategao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khategaon.investigation i</text:p>
            <text:p>        JOIN chc_ujjain_khategao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tonkkhur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8];[.B68];[.C68];[.B68];[.D6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tonkkhurd.investigation i&#10;        JOIN chc_ujjain_tonkkhur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tonkkhurd.investigation i</text:p>
            <text:p>        JOIN chc_ujjain_tonkkhur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sitamau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9];[.B69];[.C69];[.B69];[.D6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sitamau.investigation i&#10;        JOIN chc_ujjain_sitamau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sitamau.investigation i</text:p>
            <text:p>        JOIN chc_ujjain_sitamau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polaykala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0];[.B70];[.C70];[.B70];[.D7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polaykalan.investigation i&#10;        JOIN chc_ujjain_polaykala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polaykalan.investigation i</text:p>
            <text:p>        JOIN chc_ujjain_polaykala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bhainsdeh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1];[.B71];[.C71];[.B71];[.D7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bhainsdehi.investigation i&#10;        JOIN chc_bhopal_bhainsdeh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bhainsdehi.investigation i</text:p>
            <text:p>        JOIN chc_bhopal_bhainsdeh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kurwa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2];[.B72];[.C72];[.B72];[.D7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kurwai.investigation i&#10;        JOIN chc_bhopal_kurwa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kurwai.investigation i</text:p>
            <text:p>        JOIN chc_bhopal_kurwa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malhargarh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3];[.B73];[.C73];[.B73];[.D7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malhargarh.investigation i&#10;        JOIN chc_ujjain_malhargarh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malhargarh.investigation i</text:p>
            <text:p>        JOIN chc_ujjain_malhargarh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dhundharka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4];[.B74];[.C74];[.B74];[.D7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dhundharkaug.investigation i&#10;        JOIN chc_ujjain_dhundharka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dhundharkaug.investigation i</text:p>
            <text:p>        JOIN chc_ujjain_dhundharka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manas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5];[.B75];[.C75];[.B75];[.D7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manasa.investigation i&#10;        JOIN chc_ujjain_manas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manasa.investigation i</text:p>
            <text:p>        JOIN chc_ujjain_manas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phc_ujjain_ringnod2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6];[.B76];[.C76];[.B76];[.D7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phc_ujjain_ringnod2.investigation i&#10;        JOIN phc_ujjain_ringnod2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phc_ujjain_ringnod2.investigation i</text:p>
            <text:p>        JOIN phc_ujjain_ringnod2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eonimalw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7];[.B77];[.C77];[.B77];[.D7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eonimalwa.investigation i&#10;        JOIN chc_bhopal_seonimalw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eonimalwa.investigation i</text:p>
            <text:p>        JOIN chc_bhopal_seonimalw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ingoriy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8];[.B78];[.C78];[.B78];[.D7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ingoriya.investigation i&#10;        JOIN chc_ujjain_ingoriy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ingoriya.investigation i</text:p>
            <text:p>        JOIN chc_ujjain_ingoriy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barotha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9];[.B79];[.C79];[.B79];[.D7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barothaug.investigation i&#10;        JOIN chc_ujjain_barotha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barothaug.investigation i</text:p>
            <text:p>        JOIN chc_ujjain_barotha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jawa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0];[.B80];[.C80];[.B80];[.D8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jawad.investigation i&#10;        JOIN ch_ujjain_jawa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jawad.investigation i</text:p>
            <text:p>        JOIN ch_ujjain_jawa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bajn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1];[.B81];[.C81];[.B81];[.D8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bajna.investigation i&#10;        JOIN chc_ujjain_bajn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bajna.investigation i</text:p>
            <text:p>        JOIN chc_ujjain_bajn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piplod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2];[.B82];[.C82];[.B82];[.D8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piploda.investigation i&#10;        JOIN chc_ujjain_piplod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piploda.investigation i</text:p>
            <text:p>        JOIN chc_ujjain_piplod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bhanpu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3];[.B83];[.C83];[.B83];[.D8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bhanpura.investigation i&#10;        JOIN ch_ujjain_bhanpu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bhanpura.investigation i</text:p>
            <text:p>        JOIN ch_ujjain_bhanpu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garoth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4];[.B84];[.C84];[.B84];[.D8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garoth.investigation i&#10;        JOIN ch_ujjain_garoth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garoth.investigation i</text:p>
            <text:p>        JOIN ch_ujjain_garoth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sailan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5];[.B85];[.C85];[.B85];[.D8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sailana.investigation i&#10;        JOIN chc_ujjain_sailan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sailana.investigation i</text:p>
            <text:p>        JOIN chc_ujjain_sailan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jivajiganj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6];[.B86];[.C86];[.B86];[.D8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jivajiganj.investigation i&#10;        JOIN ch_ujjain_jivajiganj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jivajiganj.investigation i</text:p>
            <text:p>        JOIN ch_ujjain_jivajiganj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jeera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7];[.B87];[.C87];[.B87];[.D8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jeeran.investigation i&#10;        JOIN chc_ujjain_jeera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jeeran.investigation i</text:p>
            <text:p>        JOIN chc_ujjain_jeera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ujjain_kalapipal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8];[.B88];[.C88];[.B88];[.D8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ujjain_kalapipal.investigation i&#10;        JOIN chc_ujjain_kalapipal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ujjain_kalapipal.investigation i</text:p>
            <text:p>        JOIN chc_ujjain_kalapipal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ujjain_alote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9];[.B89];[.C89];[.B89];[.D8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ujjain_alote.investigation i&#10;        JOIN ch_ujjain_alote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ujjain_alote.investigation i</text:p>
            <text:p>        JOIN ch_ujjain_alote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phc_bhopal_shahganj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0];[.B90];[.C90];[.B90];[.D9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phc_bhopal_shahganj.investigation i&#10;        JOIN phc_bhopal_shahganj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phc_bhopal_shahganj.investigation i</text:p>
            <text:p>        JOIN phc_bhopal_shahganj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bhopal_sukhtaw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1];[.B91];[.C91];[.B91];[.D9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bhopal_sukhtawa.investigation i&#10;        JOIN chc_bhopal_sukhtaw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bhopal_sukhtawa.investigation i</text:p>
            <text:p>        JOIN chc_bhopal_sukhtaw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ujjain_khachrod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2];[.B92];[.C92];[.B92];[.D9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ujjain_khachrod`.investigation i&#10;        JOIN `ch_ujjain_khachrod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ujjain_khachrod`.investigation i</text:p>
            <text:p>        JOIN `ch_ujjain_khachrod`.hospital_reg h on h.hr_id=i.hr_id</text:p>
            <text:p>    where date(i.entry_date) between '2022-11-01' and '2022-11-30' union </text:p>
          </table:table-cell>
        </table:table-row>
      </table:table>
      <table:table table:name="ind-gwl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tirl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];[.B1];[.C1];[.B1];[.D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tirla.investigation i&#10;        JOIN chc_indore_tirl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tirla.investigation i</text:p>
            <text:p>        JOIN chc_indore_tirl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dhamno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];[.B2];[.C2];[.B2];[.D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dhamnod.investigation i&#10;        JOIN chc_indore_dhamno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dhamnod.investigation i</text:p>
            <text:p>        JOIN chc_indore_dhamno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sondw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];[.B3];[.C3];[.B3];[.D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sondwa.investigation i&#10;        JOIN chc_indore_sondw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sondwa.investigation i</text:p>
            <text:p>        JOIN chc_indore_sondw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nanpu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];[.B4];[.C4];[.B4];[.D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nanpurug.investigation i&#10;        JOIN chc_indore_nanpu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nanpurug.investigation i</text:p>
            <text:p>        JOIN chc_indore_nanpu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udaigarh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];[.B5];[.C5];[.B5];[.D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udaigarh.investigation i&#10;        JOIN chc_indore_udaigarh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udaigarh.investigation i</text:p>
            <text:p>        JOIN chc_indore_udaigarh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katthiwad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];[.B6];[.C6];[.B6];[.D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katthiwada.investigation i&#10;        JOIN chc_indore_katthiwad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katthiwada.investigation i</text:p>
            <text:p>        JOIN chc_indore_katthiwad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phc_indore_ghatabillo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];[.B7];[.C7];[.B7];[.D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phc_indore_ghatabillod.investigation i&#10;        JOIN phc_indore_ghatabillo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phc_indore_ghatabillod.investigation i</text:p>
            <text:p>        JOIN phc_indore_ghatabillo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jobat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];[.B8];[.C8];[.B8];[.D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jobat.investigation i&#10;        JOIN chc_indore_jobat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jobat.investigation i</text:p>
            <text:p>        JOIN chc_indore_jobat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ram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];[.B9];[.C9];[.B9];[.D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rama.investigation i&#10;        JOIN chc_indore_ram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rama.investigation i</text:p>
            <text:p>        JOIN chc_indore_ram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pitham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0];[.B10];[.C10];[.B10];[.D1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pithampur.investigation i&#10;        JOIN chc_indore_pitham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pithampur.investigation i</text:p>
            <text:p>        JOIN chc_indore_pitham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indore_badnawa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1];[.B11];[.C11];[.B11];[.D1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indore_badnawarug.investigation i&#10;        JOIN ch_indore_badnawa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indore_badnawarug.investigation i</text:p>
            <text:p>        JOIN ch_indore_badnawa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bhav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2];[.B12];[.C12];[.B12];[.D1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bhavra.investigation i&#10;        JOIN chc_indore_bhav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bhavra.investigation i</text:p>
            <text:p>        JOIN chc_indore_bhav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rana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3];[.B13];[.C13];[.B13];[.D1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ranapur.investigation i&#10;        JOIN chc_indore_rana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ranapur.investigation i</text:p>
            <text:p>        JOIN chc_indore_rana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kalyanpu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4];[.B14];[.C14];[.B14];[.D1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kalyanpura.investigation i&#10;        JOIN chc_indore_kalyanpu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kalyanpura.investigation i</text:p>
            <text:p>        JOIN chc_indore_kalyanpu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amze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5];[.B15];[.C15];[.B15];[.D1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amzera.investigation i&#10;        JOIN chc_indore_amze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amzera.investigation i</text:p>
            <text:p>        JOIN chc_indore_amze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phc_indore_raipuriy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6];[.B16];[.C16];[.B16];[.D1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phc_indore_raipuriya.investigation i&#10;        JOIN phc_indore_raipuriy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phc_indore_raipuriya.investigation i</text:p>
            <text:p>        JOIN phc_indore_raipuriy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maheshw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7];[.B17];[.C17];[.B17];[.D1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maheshwar.investigation i&#10;        JOIN chc_indore_maheshw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maheshwar.investigation i</text:p>
            <text:p>        JOIN chc_indore_maheshw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indore_malharganj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8];[.B18];[.C18];[.B18];[.D1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indore_malharganj.investigation i&#10;        JOIN ch_indore_malharganj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indore_malharganj.investigation i</text:p>
            <text:p>        JOIN ch_indore_malharganj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indore_sanwe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9];[.B19];[.C19];[.B19];[.D1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indore_sanwerug.investigation i&#10;        JOIN ch_indore_sanwe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indore_sanwerug.investigation i</text:p>
            <text:p>        JOIN ch_indore_sanwe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punsa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0];[.B20];[.C20];[.B20];[.D2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punsaug.investigation i&#10;        JOIN chc_indore_punsa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punsaug.investigation i</text:p>
            <text:p>        JOIN chc_indore_punsa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baru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1];[.B21];[.C21];[.B21];[.D2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barud.investigation i&#10;        JOIN chc_indore_baru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barud.investigation i</text:p>
            <text:p>        JOIN chc_indore_baru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shahpur2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2];[.B22];[.C22];[.B22];[.D2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shahpur2.investigation i&#10;        JOIN chc_indore_shahpur2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shahpur2.investigation i</text:p>
            <text:p>        JOIN chc_indore_shahpur2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khalw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3];[.B23];[.C23];[.B23];[.D2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khalwa.investigation i&#10;        JOIN chc_indore_khalw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khalwa.investigation i</text:p>
            <text:p>        JOIN chc_indore_khalw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indore_mandleshwa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4];[.B24];[.C24];[.B24];[.D2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indore_mandleshwarug.investigation i&#10;        JOIN ch_indore_mandleshwa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indore_mandleshwarug.investigation i</text:p>
            <text:p>        JOIN ch_indore_mandleshwa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man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5];[.B25];[.C25];[.B25];[.D2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manpur.investigation i&#10;        JOIN chc_indore_man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manpur.investigation i</text:p>
            <text:p>        JOIN chc_indore_man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kasrava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6];[.B26];[.C26];[.B26];[.D2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kasravad.investigation i&#10;        JOIN chc_indore_kasrava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kasravad.investigation i</text:p>
            <text:p>        JOIN chc_indore_kasrava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indore_sanawa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7];[.B27];[.C27];[.B27];[.D2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indore_sanawad.investigation i&#10;        JOIN ch_indore_sanawa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indore_sanawad.investigation i</text:p>
            <text:p>        JOIN ch_indore_sanawa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bhikangao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8];[.B28];[.C28];[.B28];[.D2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bhikangaon.investigation i&#10;        JOIN chc_indore_bhikangao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bhikangaon.investigation i</text:p>
            <text:p>        JOIN chc_indore_bhikangao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hatod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9];[.B29];[.C29];[.B29];[.D2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hatodug.investigation i&#10;        JOIN chc_indore_hatod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hatodug.investigation i</text:p>
            <text:p>        JOIN chc_indore_hatod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bhagwanpu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0];[.B30];[.C30];[.B30];[.D3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bhagwanpura.investigation i&#10;        JOIN chc_indore_bhagwanpu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bhagwanpura.investigation i</text:p>
            <text:p>        JOIN chc_indore_bhagwanpu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niwal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1];[.B31];[.C31];[.B31];[.D3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niwali.investigation i&#10;        JOIN chc_indore_niwal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niwali.investigation i</text:p>
            <text:p>        JOIN chc_indore_niwal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chhegoanmakha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2];[.B32];[.C32];[.B32];[.D3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chhegoanmakhan.investigation i&#10;        JOIN chc_indore_chhegoanmakha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chhegoanmakhan.investigation i</text:p>
            <text:p>        JOIN chc_indore_chhegoanmakha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segaon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3];[.B33];[.C33];[.B33];[.D3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segaon.investigation i&#10;        JOIN chc_indore_segaon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segaon.investigation i</text:p>
            <text:p>        JOIN chc_indore_segaon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mund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4];[.B34];[.C34];[.B34];[.D3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mundi.investigation i&#10;        JOIN chc_indore_mund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mundi.investigation i</text:p>
            <text:p>        JOIN chc_indore_mund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newharsu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5];[.B35];[.C35];[.B35];[.D3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newharsud.investigation i&#10;        JOIN chc_indore_newharsu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newharsud.investigation i</text:p>
            <text:p>        JOIN chc_indore_newharsu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gogaw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6];[.B36];[.C36];[.B36];[.D3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gogawa.investigation i&#10;        JOIN chc_indore_gogaw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gogawa.investigation i</text:p>
            <text:p>        JOIN chc_indore_gogaw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khakn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7];[.B37];[.C37];[.B37];[.D3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khaknar.investigation i&#10;        JOIN chc_indore_khakn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khaknar.investigation i</text:p>
            <text:p>        JOIN chc_indore_khakn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raj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8];[.B38];[.C38];[.B38];[.D3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rajpur.investigation i&#10;        JOIN chc_indore_raj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rajpur.investigation i</text:p>
            <text:p>        JOIN chc_indore_raj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silawad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9];[.B39];[.C39];[.B39];[.D3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silawad.investigation i&#10;        JOIN chc_indore_silawad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silawad.investigation i</text:p>
            <text:p>        JOIN chc_indore_silawad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pandhan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0];[.B40];[.C40];[.B40];[.D4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pandhana.investigation i&#10;        JOIN chc_indore_pandhan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pandhana.investigation i</text:p>
            <text:p>        JOIN chc_indore_pandhan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jhirany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1];[.B41];[.C41];[.B41];[.D4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jhiranya.investigation i&#10;        JOIN chc_indore_jhirany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jhiranya.investigation i</text:p>
            <text:p>        JOIN chc_indore_jhirany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depalpu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2];[.B42];[.C42];[.B42];[.D4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depalpur.investigation i&#10;        JOIN chc_indore_depalpu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depalpur.investigation i</text:p>
            <text:p>        JOIN chc_indore_depalpu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pat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3];[.B43];[.C43];[.B43];[.D4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pati.investigation i&#10;        JOIN chc_indore_pat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pati.investigation i</text:p>
            <text:p>        JOIN chc_indore_pat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thikri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4];[.B44];[.C44];[.B44];[.D4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thikri.investigation i&#10;        JOIN chc_indore_thikri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thikri.investigation i</text:p>
            <text:p>        JOIN chc_indore_thikri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warl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5];[.B45];[.C45];[.B45];[.D4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warla.investigation i&#10;        JOIN chc_indore_warl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warla.investigation i</text:p>
            <text:p>        JOIN chc_indore_warl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pansemal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6];[.B46];[.C46];[.B46];[.D4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pansemal.investigation i&#10;        JOIN chc_indore_pansemal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pansemal.investigation i</text:p>
            <text:p>        JOIN chc_indore_pansemal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phc_indore_jawa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7];[.B47];[.C47];[.B47];[.D4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phc_indore_jawar.investigation i&#10;        JOIN phc_indore_jawa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phc_indore_jawar.investigation i</text:p>
            <text:p>        JOIN phc_indore_jawa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indore_manawa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8];[.B48];[.C48];[.B48];[.D4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indore_manawarug.investigation i&#10;        JOIN ch_indore_manawa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indore_manawarug.investigation i</text:p>
            <text:p>        JOIN ch_indore_manawa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indore_bakaner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9];[.B49];[.C49];[.B49];[.D4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indore_bakaner.investigation i&#10;        JOIN chc_indore_bakaner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indore_bakaner.investigation i</text:p>
            <text:p>        JOIN chc_indore_bakaner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inder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0];[.B50];[.C50];[.B50];[.D5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indergarh`.investigation i&#10;        JOIN `chc_gwalior_inder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indergarh`.investigation i</text:p>
            <text:p>        JOIN `chc_gwalior_inder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meh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1];[.B51];[.C51];[.B51];[.D5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mehgaon`.investigation i&#10;        JOIN `chc_gwalior_meh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mehgaon`.investigation i</text:p>
            <text:p>        JOIN `chc_gwalior_meh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hande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2];[.B52];[.C52];[.B52];[.D5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hander`.investigation i&#10;        JOIN `chc_gwalior_bhande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hander`.investigation i</text:p>
            <text:p>        JOIN `chc_gwalior_bhande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adoni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3];[.B53];[.C53];[.B53];[.D5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adoniug`.investigation i&#10;        JOIN `chc_gwalior_badoni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adoniug`.investigation i</text:p>
            <text:p>        JOIN `chc_gwalior_badoni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indore_gandhwan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4];[.B54];[.C54];[.B54];[.D5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indore_gandhwani`.investigation i&#10;        JOIN `chc_indore_gandhwan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indore_gandhwani`.investigation i</text:p>
            <text:p>        JOIN `chc_indore_gandhwan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amba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5];[.B55];[.C55];[.B55];[.D5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ambah`.investigation i&#10;        JOIN `ch_gwalior_amba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ambah`.investigation i</text:p>
            <text:p>        JOIN `ch_gwalior_amba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kailaras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6];[.B56];[.C56];[.B56];[.D5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kailaras`.investigation i&#10;        JOIN `chc_gwalior_kailaras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kailaras`.investigation i</text:p>
            <text:p>        JOIN `chc_gwalior_kailaras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pahar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7];[.B57];[.C57];[.B57];[.D5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pahargarh`.investigation i&#10;        JOIN `chc_gwalior_pahar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pahargarh`.investigation i</text:p>
            <text:p>        JOIN `chc_gwalior_pahar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indore_deh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8];[.B58];[.C58];[.B58];[.D5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indore_dehri`.investigation i&#10;        JOIN `phc_indore_deh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indore_dehri`.investigation i</text:p>
            <text:p>        JOIN `phc_indore_deh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jou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9];[.B59];[.C59];[.B59];[.D5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joura`.investigation i&#10;        JOIN `chc_gwalior_jou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joura`.investigation i</text:p>
            <text:p>        JOIN `chc_gwalior_jou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porsa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0];[.B60];[.C60];[.B60];[.D6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porsaug`.investigation i&#10;        JOIN `ch_gwalior_porsa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porsaug`.investigation i</text:p>
            <text:p>        JOIN `ch_gwalior_porsa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sabal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1];[.B61];[.C61];[.B61];[.D6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sabalgarh`.investigation i&#10;        JOIN `ch_gwalior_sabal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sabalgarh`.investigation i</text:p>
            <text:p>        JOIN `ch_gwalior_sabal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banmore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2];[.B62];[.C62];[.B62];[.D6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banmoreug`.investigation i&#10;        JOIN `ch_gwalior_banmore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banmoreug`.investigation i</text:p>
            <text:p>        JOIN `ch_gwalior_banmore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mungaol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3];[.B63];[.C63];[.B63];[.D6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mungaoli`.investigation i&#10;        JOIN `ch_gwalior_mungaol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mungaoli`.investigation i</text:p>
            <text:p>        JOIN `ch_gwalior_mungaol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isa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4];[.B64];[.C64];[.B64];[.D6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isagarh`.investigation i&#10;        JOIN `chc_gwalior_isa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isagarh`.investigation i</text:p>
            <text:p>        JOIN `chc_gwalior_isa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shado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5];[.B65];[.C65];[.B65];[.D6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shadora`.investigation i&#10;        JOIN `chc_gwalior_shado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shadora`.investigation i</text:p>
            <text:p>        JOIN `chc_gwalior_shado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gohad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6];[.B66];[.C66];[.B66];[.D6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gohadug`.investigation i&#10;        JOIN `ch_gwalior_gohad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gohadug`.investigation i</text:p>
            <text:p>        JOIN `ch_gwalior_gohad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dab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7];[.B67];[.C67];[.B67];[.D6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dabra`.investigation i&#10;        JOIN `ch_gwalior_dab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dabra`.investigation i</text:p>
            <text:p>        JOIN `ch_gwalior_dab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hastinapur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8];[.B68];[.C68];[.B68];[.D6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hastinapurug`.investigation i&#10;        JOIN `chc_gwalior_hastinapur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hastinapurug`.investigation i</text:p>
            <text:p>        JOIN `chc_gwalior_hastinapur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hitarw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9];[.B69];[.C69];[.B69];[.D6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hitarwar`.investigation i&#10;        JOIN `chc_gwalior_bhitarw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hitarwar`.investigation i</text:p>
            <text:p>        JOIN `chc_gwalior_bhitarw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indore_tand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0];[.B70];[.C70];[.B70];[.D7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indore_tanda`.investigation i&#10;        JOIN `chc_indore_tand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indore_tanda`.investigation i</text:p>
            <text:p>        JOIN `chc_indore_tand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indore_nisar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1];[.B71];[.C71];[.B71];[.D7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indore_nisarpur`.investigation i&#10;        JOIN `chc_indore_nisar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indore_nisarpur`.investigation i</text:p>
            <text:p>        JOIN `chc_indore_nisar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adarwas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2];[.B72];[.C72];[.B72];[.D7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adarwas`.investigation i&#10;        JOIN `chc_gwalior_badarwas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adarwas`.investigation i</text:p>
            <text:p>        JOIN `chc_gwalior_badarwas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poha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3];[.B73];[.C73];[.B73];[.D7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pohari`.investigation i&#10;        JOIN `chc_gwalior_poha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pohari`.investigation i</text:p>
            <text:p>        JOIN `chc_gwalior_poha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satanwa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4];[.B74];[.C74];[.B74];[.D7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satanwara`.investigation i&#10;        JOIN `chc_gwalior_satanwa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satanwara`.investigation i</text:p>
            <text:p>        JOIN `chc_gwalior_satanwa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kolaras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5];[.B75];[.C75];[.B75];[.D7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kolaras`.investigation i&#10;        JOIN `chc_gwalior_kolaras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kolaras`.investigation i</text:p>
            <text:p>        JOIN `chc_gwalior_kolaras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narw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6];[.B76];[.C76];[.B76];[.D7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narwar`.investigation i&#10;        JOIN `chc_gwalior_narw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narwar`.investigation i</text:p>
            <text:p>        JOIN `chc_gwalior_narw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indore_megh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7];[.B77];[.C77];[.B77];[.D7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indore_meghnagar`.investigation i&#10;        JOIN `chc_indore_megh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indore_meghnagar`.investigation i</text:p>
            <text:p>        JOIN `chc_indore_megh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indore_dah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8];[.B78];[.C78];[.B78];[.D7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indore_dahi`.investigation i&#10;        JOIN `chc_indore_dah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indore_dahi`.investigation i</text:p>
            <text:p>        JOIN `chc_indore_dah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pichhore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9];[.B79];[.C79];[.B79];[.D7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pichhore`.investigation i&#10;        JOIN `chc_gwalior_pichhore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pichhore`.investigation i</text:p>
            <text:p>        JOIN `chc_gwalior_pichhore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ate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0];[.B80];[.C80];[.B80];[.D8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ater`.investigation i&#10;        JOIN `chc_gwalior_ate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ater`.investigation i</text:p>
            <text:p>        JOIN `chc_gwalior_ate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phoop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1];[.B81];[.C81];[.B81];[.D8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phoopug`.investigation i&#10;        JOIN `chc_gwalior_phoop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phoopug`.investigation i</text:p>
            <text:p>        JOIN `chc_gwalior_phoop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lah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2];[.B82];[.C82];[.B82];[.D8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lahar`.investigation i&#10;        JOIN `Ch_gwalior_lah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lahar`.investigation i</text:p>
            <text:p>        JOIN `Ch_gwalior_lah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gwalior_ar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3];[.B83];[.C83];[.B83];[.D8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gwalior_aron`.investigation i&#10;        JOIN `ch_gwalior_ar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gwalior_aron`.investigation i</text:p>
            <text:p>        JOIN `ch_gwalior_ar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amo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4];[.B84];[.C84];[.B84];[.D8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amori`.investigation i&#10;        JOIN `chc_gwalior_bamo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amori`.investigation i</text:p>
            <text:p>        JOIN `chc_gwalior_bamo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vijay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5];[.B85];[.C85];[.B85];[.D8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vijaypur`.investigation i&#10;        JOIN `chc_gwalior_vijay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vijaypur`.investigation i</text:p>
            <text:p>        JOIN `chc_gwalior_vijay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karahal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6];[.B86];[.C86];[.B86];[.D8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karahal`.investigation i&#10;        JOIN `chc_gwalior_karahal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karahal`.investigation i</text:p>
            <text:p>        JOIN `chc_gwalior_karahal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mohn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7];[.B87];[.C87];[.B87];[.D8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mohna`.investigation i&#10;        JOIN `chc_gwalior_mohn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mohna`.investigation i</text:p>
            <text:p>        JOIN `chc_gwalior_mohn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eenaganj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8];[.B88];[.C88];[.B88];[.D8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eenaganj`.investigation i&#10;        JOIN `chc_gwalior_beenaganj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eenaganj`.investigation i</text:p>
            <text:p>        JOIN `chc_gwalior_beenaganj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khaniyadhan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9];[.B89];[.C89];[.B89];[.D8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khaniyadhana`.investigation i&#10;        JOIN `chc_gwalior_khaniyadhan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khaniyadhana`.investigation i</text:p>
            <text:p>        JOIN `chc_gwalior_khaniyadhan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rou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0];[.B90];[.C90];[.B90];[.D9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roun`.investigation i&#10;        JOIN `chc_gwalior_rou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roun`.investigation i</text:p>
            <text:p>        JOIN `chc_gwalior_rou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ragho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1];[.B91];[.C91];[.B91];[.D9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raghogarh`.investigation i&#10;        JOIN `chc_gwalior_ragho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raghogarh`.investigation i</text:p>
            <text:p>        JOIN `chc_gwalior_ragho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myan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2];[.B92];[.C92];[.B92];[.D9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myana`.investigation i&#10;        JOIN `chc_gwalior_myan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myana`.investigation i</text:p>
            <text:p>        JOIN `chc_gwalior_myan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kare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3];[.B93];[.C93];[.B93];[.D9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karera`.investigation i&#10;        JOIN `chc_gwalior_kare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karera`.investigation i</text:p>
            <text:p>        JOIN `chc_gwalior_kare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gwalior_barod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4];[.B94];[.C94];[.B94];[.D9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gwalior_baroda`.investigation i&#10;        JOIN `chc_gwalior_barod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gwalior_baroda`.investigation i</text:p>
            <text:p>        JOIN `chc_gwalior_baroda`.hospital_reg h on h.hr_id=i.hr_id</text:p>
            <text:p>    where date(i.entry_date) between '2022-11-01' and '2022-11-30' union </text:p>
          </table:table-cell>
        </table:table-row>
      </table:table>
      <table:table table:name="jbl-sgr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waraseon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];[.B1];[.C1];[.B1];[.D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waraseoni`.investigation i&#10;        JOIN `ch_jabalpur_waraseon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waraseoni`.investigation i</text:p>
            <text:p>        JOIN `ch_jabalpur_waraseon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hairlanj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];[.B2];[.C2];[.B2];[.D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hairlanji`.investigation i&#10;        JOIN `chc_jabalpur_khairlanj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hairlanji`.investigation i</text:p>
            <text:p>        JOIN `chc_jabalpur_khairlanj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irna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];[.B3];[.C3];[.B3];[.D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irnapur`.investigation i&#10;        JOIN `chc_jabalpur_kirna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irnapur`.investigation i</text:p>
            <text:p>        JOIN `chc_jabalpur_kirna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jabalpur_hatt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];[.B4];[.C4];[.B4];[.D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jabalpur_hatta`.investigation i&#10;        JOIN `phc_jabalpur_hatt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jabalpur_hatta`.investigation i</text:p>
            <text:p>        JOIN `phc_jabalpur_hatt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ranjh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];[.B5];[.C5];[.B5];[.D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ranjhi`.investigation i&#10;        JOIN `ch_jabalpur_ranjh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ranjhi`.investigation i</text:p>
            <text:p>        JOIN `ch_jabalpur_ranjh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irs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];[.B6];[.C6];[.B6];[.D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irsa`.investigation i&#10;        JOIN `chc_jabalpur_birs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irsa`.investigation i</text:p>
            <text:p>        JOIN `chc_jabalpur_birs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amarwa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];[.B7];[.C7];[.B7];[.D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amarwara`.investigation i&#10;        JOIN `ch_jabalpur_amarwa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amarwara`.investigation i</text:p>
            <text:p>        JOIN `ch_jabalpur_amarwa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undam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];[.B8];[.C8];[.B8];[.D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undam`.investigation i&#10;        JOIN `chc_jabalpur_kundam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undam`.investigation i</text:p>
            <text:p>        JOIN `chc_jabalpur_kundam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lalbar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];[.B9];[.C9];[.B9];[.D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lalbarra`.investigation i&#10;        JOIN `chc_jabalpur_lalbar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lalbarra`.investigation i</text:p>
            <text:p>        JOIN `chc_jabalpur_lalbar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jabalpur_borgaon2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0];[.B10];[.C10];[.B10];[.D1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jabalpur_borgaon2`.investigation i&#10;        JOIN `phc_jabalpur_borgaon2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jabalpur_borgaon2`.investigation i</text:p>
            <text:p>        JOIN `phc_jabalpur_borgaon2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majhol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1];[.B11];[.C11];[.B11];[.D1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majholi`.investigation i&#10;        JOIN `chc_jabalpur_majhol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majholi`.investigation i</text:p>
            <text:p>        JOIN `chc_jabalpur_majhol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jabalpur_pindaraikal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2];[.B12];[.C12];[.B12];[.D1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jabalpur_pindaraikala`.investigation i&#10;        JOIN `phc_jabalpur_pindaraikal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jabalpur_pindaraikala`.investigation i</text:p>
            <text:p>        JOIN `phc_jabalpur_pindaraikal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choura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3];[.B13];[.C13];[.B13];[.D1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chourai`.investigation i&#10;        JOIN `chc_jabalpur_choura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chourai`.investigation i</text:p>
            <text:p>        JOIN `chc_jabalpur_choura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jabalpur_bhane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4];[.B14];[.C14];[.B14];[.D1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jabalpur_bhanegaon`.investigation i&#10;        JOIN `phc_jabalpur_bhane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jabalpur_bhanegaon`.investigation i</text:p>
            <text:p>        JOIN `phc_jabalpur_bhane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harrai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5];[.B15];[.C15];[.B15];[.D1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harraiug`.investigation i&#10;        JOIN `ch_jabalpur_harrai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harraiug`.investigation i</text:p>
            <text:p>        JOIN `ch_jabalpur_harrai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mohkhed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6];[.B16];[.C16];[.B16];[.D1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mohkhed`.investigation i&#10;        JOIN `chc_jabalpur_mohkhed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mohkhed`.investigation i</text:p>
            <text:p>        JOIN `chc_jabalpur_mohkhed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ichhu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7];[.B17];[.C17];[.B17];[.D1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ichhua`.investigation i&#10;        JOIN `chc_jabalpur_bichhu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ichhua`.investigation i</text:p>
            <text:p>        JOIN `chc_jabalpur_bichhu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_jabalpur_baiharug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8];[.B18];[.C18];[.B18];[.D1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_jabalpur_baiharug.investigation i&#10;        JOIN ch_jabalpur_baiharug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_jabalpur_baiharug.investigation i</text:p>
            <text:p>        JOIN ch_jabalpur_baiharug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jabalpur_chhapar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9];[.B19];[.C19];[.B19];[.D1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jabalpur_chhapara.investigation i&#10;        JOIN chc_jabalpur_chhapar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jabalpur_chhapara.investigation i</text:p>
            <text:p>        JOIN chc_jabalpur_chhapar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chc_jabalpur_tamia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0];[.B20];[.C20];[.B20];[.D2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chc_jabalpur_tamia.investigation i&#10;        JOIN chc_jabalpur_tamia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chc_jabalpur_tamia.investigation i</text:p>
            <text:p>        JOIN chc_jabalpur_tamia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dhanau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1];[.B21];[.C21];[.B21];[.D2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dhanaura`.investigation i&#10;        JOIN `chc_jabalpur_dhanau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dhanaura`.investigation i</text:p>
            <text:p>        JOIN `chc_jabalpur_dhanau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ghansore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2];[.B22];[.C22];[.B22];[.D2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ghansore`.investigation i&#10;        JOIN `chc_jabalpur_ghansore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ghansore`.investigation i</text:p>
            <text:p>        JOIN `chc_jabalpur_ghansore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jabalpur_dhoom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3];[.B23];[.C23];[.B23];[.D2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jabalpur_dhooma`.investigation i&#10;        JOIN `phc_jabalpur_dhoom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jabalpur_dhooma`.investigation i</text:p>
            <text:p>        JOIN `phc_jabalpur_dhoom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vikram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4];[.B24];[.C24];[.B24];[.D2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vikrampur`.investigation i&#10;        JOIN `chc_jabalpur_vikram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vikrampur`.investigation i</text:p>
            <text:p>        JOIN `chc_jabalpur_vikram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hindoriy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5];[.B25];[.C25];[.B25];[.D2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hindoriya`.investigation i&#10;        JOIN `chc_sagar_hindoriy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hindoriya`.investigation i</text:p>
            <text:p>        JOIN `chc_sagar_hindoriy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amhanibanj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6];[.B26];[.C26];[.B26];[.D2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amhanibanjar`.investigation i&#10;        JOIN `chc_jabalpur_bamhanibanj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amhanibanjar`.investigation i</text:p>
            <text:p>        JOIN `chc_jabalpur_bamhanibanj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gopalganj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7];[.B27];[.C27];[.B27];[.D2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gopalganj`.investigation i&#10;        JOIN `chc_jabalpur_gopalganj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gopalganj`.investigation i</text:p>
            <text:p>        JOIN `chc_jabalpur_gopalganj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barghat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8];[.B28];[.C28];[.B28];[.D2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barghatug`.investigation i&#10;        JOIN `ch_jabalpur_barghat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barghatug`.investigation i</text:p>
            <text:p>        JOIN `ch_jabalpur_barghat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nandanwad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9];[.B29];[.C29];[.B29];[.D2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nandanwadi`.investigation i&#10;        JOIN `chc_jabalpur_nandanwad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nandanwadi`.investigation i</text:p>
            <text:p>        JOIN `chc_jabalpur_nandanwad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pate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0];[.B30];[.C30];[.B30];[.D3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patera`.investigation i&#10;        JOIN `chc_sagar_pate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patera`.investigation i</text:p>
            <text:p>        JOIN `chc_sagar_pate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pathari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1];[.B31];[.C31];[.B31];[.D3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patharia`.investigation i&#10;        JOIN `chc_sagar_pathari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patharia`.investigation i</text:p>
            <text:p>        JOIN `chc_sagar_pathari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jaisi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2];[.B32];[.C32];[.B32];[.D3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jaisinagar`.investigation i&#10;        JOIN `chc_sagar_jaisi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jaisinagar`.investigation i</text:p>
            <text:p>        JOIN `chc_sagar_jaisi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ijadand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3];[.B33];[.C33];[.B33];[.D3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ijadandi`.investigation i&#10;        JOIN `chc_jabalpur_bijadand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ijadandi`.investigation i</text:p>
            <text:p>        JOIN `chc_jabalpur_bijadand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shah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4];[.B34];[.C34];[.B34];[.D3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shahgarh`.investigation i&#10;        JOIN `chc_sagar_shah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shahgarh`.investigation i</text:p>
            <text:p>        JOIN `chc_sagar_shah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narayanganj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5];[.B35];[.C35];[.B35];[.D3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narayanganj`.investigation i&#10;        JOIN `chc_jabalpur_narayanganj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narayanganj`.investigation i</text:p>
            <text:p>        JOIN `chc_jabalpur_narayanganj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ura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6];[.B36];[.C36];[.B36];[.D3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urai`.investigation i&#10;        JOIN `chc_jabalpur_kura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urai`.investigation i</text:p>
            <text:p>        JOIN `chc_jabalpur_kura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naw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7];[.B37];[.C37];[.B37];[.D3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nawgaon`.investigation i&#10;        JOIN `chc_sagar_naw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nawgaon`.investigation i</text:p>
            <text:p>        JOIN `chc_sagar_naw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aja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8];[.B38];[.C38];[.B38];[.D3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ajag`.investigation i&#10;        JOIN `chc_jabalpur_baja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ajag`.investigation i</text:p>
            <text:p>        JOIN `chc_jabalpur_baja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sagar_bin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9];[.B39];[.C39];[.B39];[.D3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sagar_bina`.investigation i&#10;        JOIN `ch_sagar_bin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sagar_bina`.investigation i</text:p>
            <text:p>        JOIN `ch_sagar_bin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rahat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0];[.B40];[.C40];[.B40];[.D4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rahatgarh`.investigation i&#10;        JOIN `chc_sagar_rahat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rahatgarh`.investigation i</text:p>
            <text:p>        JOIN `chc_sagar_rahat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sagar_hatt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1];[.B41];[.C41];[.B41];[.D4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sagar_hatta`.investigation i&#10;        JOIN `ch_sagar_hatt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sagar_hatta`.investigation i</text:p>
            <text:p>        JOIN `ch_sagar_hatt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mehandwan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2];[.B42];[.C42];[.B42];[.D4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mehandwani`.investigation i&#10;        JOIN `chc_jabalpur_mehandwan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mehandwani`.investigation i</text:p>
            <text:p>        JOIN `chc_jabalpur_mehandwan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shah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3];[.B43];[.C43];[.B43];[.D4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shahnagar`.investigation i&#10;        JOIN `chc_sagar_shah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shahnagar`.investigation i</text:p>
            <text:p>        JOIN `chc_sagar_shah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tendukhed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4];[.B44];[.C44];[.B44];[.D4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tendukheda`.investigation i&#10;        JOIN `chc_sagar_tendukhed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tendukheda`.investigation i</text:p>
            <text:p>        JOIN `chc_sagar_tendukhed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ichhy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5];[.B45];[.C45];[.B45];[.D4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ichhya`.investigation i&#10;        JOIN `chc_jabalpur_bichhy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ichhya`.investigation i</text:p>
            <text:p>        JOIN `chc_jabalpur_bichhy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keolari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6];[.B46];[.C46];[.B46];[.D4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keolariug`.investigation i&#10;        JOIN `ch_jabalpur_keolari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keolariug`.investigation i</text:p>
            <text:p>        JOIN `ch_jabalpur_keolari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jabalpur_chiraidongri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7];[.B47];[.C47];[.B47];[.D4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jabalpur_chiraidongriug`.investigation i&#10;        JOIN `phc_jabalpur_chiraidongri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jabalpur_chiraidongriug`.investigation i</text:p>
            <text:p>        JOIN `phc_jabalpur_chiraidongri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samna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8];[.B48];[.C48];[.B48];[.D4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samnapur`.investigation i&#10;        JOIN `chc_jabalpur_samna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samnapur`.investigation i</text:p>
            <text:p>        JOIN `chc_jabalpur_samna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amar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9];[.B49];[.C49];[.B49];[.D4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amarpur`.investigation i&#10;        JOIN `chc_jabalpur_amar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amarpur`.investigation i</text:p>
            <text:p>        JOIN `chc_jabalpur_amar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gote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0];[.B50];[.C50];[.B50];[.D5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gotegaon`.investigation i&#10;        JOIN `chc_jabalpur_gote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gotegaon`.investigation i</text:p>
            <text:p>        JOIN `chc_jabalpur_gote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khajuraho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1];[.B51];[.C51];[.B51];[.D5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khajuraho`.investigation i&#10;        JOIN `chc_sagar_khajuraho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khajuraho`.investigation i</text:p>
            <text:p>        JOIN `chc_sagar_khajuraho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aranjiy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2];[.B52];[.C52];[.B52];[.D5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aranjiya`.investigation i&#10;        JOIN `chc_jabalpur_karanjiy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aranjiya`.investigation i</text:p>
            <text:p>        JOIN `chc_jabalpur_karanjiy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devendra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3];[.B53];[.C53];[.B53];[.D5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devendranagar`.investigation i&#10;        JOIN `chc_sagar_devendra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devendranagar`.investigation i</text:p>
            <text:p>        JOIN `chc_sagar_devendra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buxwah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4];[.B54];[.C54];[.B54];[.D5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buxwaha`.investigation i&#10;        JOIN `chc_sagar_buxwah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buxwaha`.investigation i</text:p>
            <text:p>        JOIN `chc_sagar_buxwah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ghugh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5];[.B55];[.C55];[.B55];[.D5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ghughri`.investigation i&#10;        JOIN `chc_jabalpur_ghugh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ghughri`.investigation i</text:p>
            <text:p>        JOIN `chc_jabalpur_ghugh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pale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6];[.B56];[.C56];[.B56];[.D5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palera`.investigation i&#10;        JOIN `chc_sagar_pale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palera`.investigation i</text:p>
            <text:p>        JOIN `chc_sagar_pale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surkh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7];[.B57];[.C57];[.B57];[.D5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surkhi`.investigation i&#10;        JOIN `chc_sagar_surkh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surkhi`.investigation i</text:p>
            <text:p>        JOIN `chc_sagar_surkh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vijayraghav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8];[.B58];[.C58];[.B58];[.D5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vijayraghavgarh`.investigation i&#10;        JOIN `ch_jabalpur_vijayraghav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vijayraghavgarh`.investigation i</text:p>
            <text:p>        JOIN `ch_jabalpur_vijayraghav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guno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9];[.B59];[.C59];[.B59];[.D5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gunour`.investigation i&#10;        JOIN `chc_sagar_guno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gunour`.investigation i</text:p>
            <text:p>        JOIN `chc_sagar_guno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jabe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0];[.B60];[.C60];[.B60];[.D6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jabera`.investigation i&#10;        JOIN `chc_sagar_jabe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jabera`.investigation i</text:p>
            <text:p>        JOIN `chc_sagar_jabe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arel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1];[.B61];[.C61];[.B61];[.D6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areli`.investigation i&#10;        JOIN `chc_jabalpur_karel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areli`.investigation i</text:p>
            <text:p>        JOIN `chc_jabalpur_karel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pawa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2];[.B62];[.C62];[.B62];[.D6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pawai`.investigation i&#10;        JOIN `chc_sagar_pawa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pawai`.investigation i</text:p>
            <text:p>        JOIN `chc_sagar_pawa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isa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3];[.B63];[.C63];[.B63];[.D6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isanagar`.investigation i&#10;        JOIN `chc_sagar_isa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isanagar`.investigation i</text:p>
            <text:p>        JOIN `chc_sagar_isa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pahad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4];[.B64];[.C64];[.B64];[.D6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pahadi`.investigation i&#10;        JOIN `chc_jabalpur_pahad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pahadi`.investigation i</text:p>
            <text:p>        JOIN `chc_jabalpur_pahad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ajay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5];[.B65];[.C65];[.B65];[.D6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ajaygarh`.investigation i&#10;        JOIN `chc_sagar_ajay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ajaygarh`.investigation i</text:p>
            <text:p>        JOIN `chc_sagar_ajay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hurpa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6];[.B66];[.C66];[.B66];[.D6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hurpaug`.investigation i&#10;        JOIN `chc_jabalpur_khurpa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hurpaug`.investigation i</text:p>
            <text:p>        JOIN `chc_jabalpur_khurpa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baldeo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7];[.B67];[.C67];[.B67];[.D6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baldeogarh`.investigation i&#10;        JOIN `chc_sagar_baldeo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baldeogarh`.investigation i</text:p>
            <text:p>        JOIN `chc_sagar_baldeo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tendukheda2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8];[.B68];[.C68];[.B68];[.D6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tendukheda2`.investigation i&#10;        JOIN `chc_jabalpur_tendukheda2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tendukheda2`.investigation i</text:p>
            <text:p>        JOIN `chc_jabalpur_tendukheda2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bada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9];[.B69];[.C69];[.B69];[.D6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badagaon`.investigation i&#10;        JOIN `chc_sagar_bada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badagaon`.investigation i</text:p>
            <text:p>        JOIN `chc_sagar_bada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band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0];[.B70];[.C70];[.B70];[.D7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banda`.investigation i&#10;        JOIN `chc_sagar_band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banda`.investigation i</text:p>
            <text:p>        JOIN `chc_sagar_band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rith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1];[.B71];[.C71];[.B71];[.D7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rithi`.investigation i&#10;        JOIN `chc_jabalpur_rith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rithi`.investigation i</text:p>
            <text:p>        JOIN `chc_jabalpur_rith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salichouk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2];[.B72];[.C72];[.B72];[.D7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salichouka`.investigation i&#10;        JOIN `chc_jabalpur_salichouk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salichouka`.investigation i</text:p>
            <text:p>        JOIN `chc_jabalpur_salichouk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rehli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3];[.B73];[.C73];[.B73];[.D7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rehliug`.investigation i&#10;        JOIN `chc_sagar_rehli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rehliug`.investigation i</text:p>
            <text:p>        JOIN `chc_sagar_rehli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adwa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4];[.B74];[.C74];[.B74];[.D7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adwara`.investigation i&#10;        JOIN `chc_jabalpur_badwa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adwara`.investigation i</text:p>
            <text:p>        JOIN `chc_jabalpur_badwa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deo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5];[.B75];[.C75];[.B75];[.D7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deori`.investigation i&#10;        JOIN `chc_sagar_deo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deori`.investigation i</text:p>
            <text:p>        JOIN `chc_sagar_deo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shahpu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6];[.B76];[.C76];[.B76];[.D7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shahpura`.investigation i&#10;        JOIN `chc_jabalpur_shahpu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shahpura`.investigation i</text:p>
            <text:p>        JOIN `chc_jabalpur_shahpu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bahoriband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7];[.B77];[.C77];[.B77];[.D7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bahoriband`.investigation i&#10;        JOIN `chc_jabalpur_bahoriband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bahoriband`.investigation i</text:p>
            <text:p>        JOIN `chc_jabalpur_bahoriband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lovkush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8];[.B78];[.C78];[.B78];[.D7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lovkushnagar`.investigation i&#10;        JOIN `chc_sagar_lovkush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lovkushnagar`.investigation i</text:p>
            <text:p>        JOIN `chc_sagar_lovkush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umariyapa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9];[.B79];[.C79];[.B79];[.D7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umariyapan`.investigation i&#10;        JOIN `chc_jabalpur_umariyapa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umariyapan`.investigation i</text:p>
            <text:p>        JOIN `chc_jabalpur_umariyapa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kesl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0];[.B80];[.C80];[.B80];[.D8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kesli`.investigation i&#10;        JOIN `chc_sagar_kesl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kesli`.investigation i</text:p>
            <text:p>        JOIN `chc_sagar_kesl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pushpraj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1];[.B81];[.C81];[.B81];[.D8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pushprajgarh`.investigation i&#10;        JOIN `chc_rewa_pushpraj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pushprajgarh`.investigation i</text:p>
            <text:p>        JOIN `chc_rewa_pushpraj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jata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2];[.B82];[.C82];[.B82];[.D8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jatara`.investigation i&#10;        JOIN `chc_sagar_jata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jatara`.investigation i</text:p>
            <text:p>        JOIN `chc_sagar_jata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pa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3];[.B83];[.C83];[.B83];[.D8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panagar`.investigation i&#10;        JOIN `chc_jabalpur_pa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panagar`.investigation i</text:p>
            <text:p>        JOIN `chc_jabalpur_pa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malth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4];[.B84];[.C84];[.B84];[.D8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malthon`.investigation i&#10;        JOIN `chc_sagar_malth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malthon`.investigation i</text:p>
            <text:p>        JOIN `chc_sagar_malth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moh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5];[.B85];[.C85];[.B85];[.D8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mohgaon`.investigation i&#10;        JOIN `chc_jabalpur_moh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mohgaon`.investigation i</text:p>
            <text:p>        JOIN `chc_jabalpur_moh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niwas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6];[.B86];[.C86];[.B86];[.D8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niwas`.investigation i&#10;        JOIN `chc_jabalpur_niwas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niwas`.investigation i</text:p>
            <text:p>        JOIN `chc_jabalpur_niwas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sagar_khimlas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7];[.B87];[.C87];[.B87];[.D8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sagar_khimlasa`.investigation i&#10;        JOIN `phc_sagar_khimlas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sagar_khimlasa`.investigation i</text:p>
            <text:p>        JOIN `phc_sagar_khimlas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nayagao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8];[.B88];[.C88];[.B88];[.D8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nayagaon`.investigation i&#10;        JOIN `ch_jabalpur_nayagao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nayagaon`.investigation i</text:p>
            <text:p>        JOIN `ch_jabalpur_nayagao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kishan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9];[.B89];[.C89];[.B89];[.D8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kishangarh`.investigation i&#10;        JOIN `chc_sagar_kishan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kishangarh`.investigation i</text:p>
            <text:p>        JOIN `chc_sagar_kishan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gaurih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0];[.B90];[.C90];[.B90];[.D9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gaurihar`.investigation i&#10;        JOIN `chc_sagar_gaurih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gaurihar`.investigation i</text:p>
            <text:p>        JOIN `chc_sagar_gaurih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mawa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1];[.B91];[.C91];[.B91];[.D9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mawai`.investigation i&#10;        JOIN `chc_jabalpur_mawa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mawai`.investigation i</text:p>
            <text:p>        JOIN `chc_jabalpur_mawa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niwa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2];[.B92];[.C92];[.B92];[.D9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niwari`.investigation i&#10;        JOIN `chc_sagar_niwa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niwari`.investigation i</text:p>
            <text:p>        JOIN `chc_sagar_niwa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saikhed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3];[.B93];[.C93];[.B93];[.D9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saikheda`.investigation i&#10;        JOIN `chc_jabalpur_saikhed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saikheda`.investigation i</text:p>
            <text:p>        JOIN `chc_jabalpur_saikhed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sagar_ghuwa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4];[.B94];[.C94];[.B94];[.D9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sagar_ghuwara`.investigation i&#10;        JOIN `chc_sagar_ghuwa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sagar_ghuwara`.investigation i</text:p>
            <text:p>        JOIN `chc_sagar_ghuwa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jabalpur_chandamet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5];[.B95];[.C95];[.B95];[.D9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jabalpur_chandameta`.investigation i&#10;        JOIN `ch_jabalpur_chandamet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jabalpur_chandameta`.investigation i</text:p>
            <text:p>        JOIN `ch_jabalpur_chandamet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pata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6];[.B96];[.C96];[.B96];[.D9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patan`.investigation i&#10;        JOIN `chc_jabalpur_pata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patan`.investigation i</text:p>
            <text:p>        JOIN `chc_jabalpur_pata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damau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7];[.B97];[.C97];[.B97];[.D9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damau`.investigation i&#10;        JOIN `chc_jabalpur_damau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damau`.investigation i</text:p>
            <text:p>        JOIN `chc_jabalpur_damau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katang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8];[.B98];[.C98];[.B98];[.D9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katangi`.investigation i&#10;        JOIN `chc_jabalpur_katang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katangi`.investigation i</text:p>
            <text:p>        JOIN `chc_jabalpur_katang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jama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9];[.B99];[.C99];[.B99];[.D9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jamai`.investigation i&#10;        JOIN `chc_jabalpur_jama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jamai`.investigation i</text:p>
            <text:p>        JOIN `chc_jabalpur_jama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shahpura2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00];[.B100];[.C100];[.B100];[.D10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shahpura2`.investigation i&#10;        JOIN `chc_jabalpur_shahpura2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shahpura2`.investigation i</text:p>
            <text:p>        JOIN `chc_jabalpur_shahpura2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jabalpur_paraswad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01];[.B101];[.C101];[.B101];[.D10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jabalpur_paraswada`.investigation i&#10;        JOIN `chc_jabalpur_paraswad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jabalpur_paraswada`.investigation i</text:p>
            <text:p>        JOIN `chc_jabalpur_paraswada`.hospital_reg h on h.hr_id=i.hr_id</text:p>
            <text:p>    where date(i.entry_date) between '2022-11-01' and '2022-11-30' union </text:p>
          </table:table-cell>
        </table:table-row>
      </table:table>
      <table:table table:name="rew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rewa_mauganj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];[.B1];[.C1];[.B1];[.D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rewa_mauganjug`.investigation i&#10;        JOIN `ch_rewa_mauganj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rewa_mauganjug`.investigation i</text:p>
            <text:p>        JOIN `ch_rewa_mauganj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naigarh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];[.B2];[.C2];[.B2];[.D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naigarhi`.investigation i&#10;        JOIN `chc_rewa_naigarh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naigarhi`.investigation i</text:p>
            <text:p>        JOIN `chc_rewa_naigarh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gu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];[.B3];[.C3];[.B3];[.D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gurh`.investigation i&#10;        JOIN `chc_rewa_gu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gurh`.investigation i</text:p>
            <text:p>        JOIN `chc_rewa_gu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gangeo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4];[.B4];[.C4];[.B4];[.D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gangeo`.investigation i&#10;        JOIN `chc_rewa_gangeo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gangeo`.investigation i</text:p>
            <text:p>        JOIN `chc_rewa_gangeo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_rewa_sirmaur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5];[.B5];[.C5];[.B5];[.D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_rewa_sirmaurug`.investigation i&#10;        JOIN `ch_rewa_sirmaur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_rewa_sirmaurug`.investigation i</text:p>
            <text:p>        JOIN `ch_rewa_sirmaur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jaw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6];[.B6];[.C6];[.B6];[.D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jawa`.investigation i&#10;        JOIN `chc_rewa_jaw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jawa`.investigation i</text:p>
            <text:p>        JOIN `chc_rewa_jaw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govindgarh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7];[.B7];[.C7];[.B7];[.D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govindgarh`.investigation i&#10;        JOIN `chc_rewa_govindgarh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govindgarh`.investigation i</text:p>
            <text:p>        JOIN `chc_rewa_govindgarh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semariya2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8];[.B8];[.C8];[.B8];[.D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semariya2`.investigation i&#10;        JOIN `chc_rewa_semariya2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semariya2`.investigation i</text:p>
            <text:p>        JOIN `chc_rewa_semariya2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rampurnaiki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9];[.B9];[.C9];[.B9];[.D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rampurnaikin`.investigation i&#10;        JOIN `chc_rewa_rampurnaiki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rampurnaikin`.investigation i</text:p>
            <text:p>        JOIN `chc_rewa_rampurnaiki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hanuman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0];[.B10];[.C10];[.B10];[.D1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hanumana`.investigation i&#10;        JOIN `chc_rewa_hanuman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hanumana`.investigation i</text:p>
            <text:p>        JOIN `chc_rewa_hanuman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jaisinghnag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1];[.B11];[.C11];[.B11];[.D1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jaisinghnagar`.investigation i&#10;        JOIN `chc_rewa_jaisinghnag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jaisinghnagar`.investigation i</text:p>
            <text:p>        JOIN `chc_rewa_jaisinghnag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gohparu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2];[.B12];[.C12];[.B12];[.D1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gohparu`.investigation i&#10;        JOIN `chc_rewa_gohparu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gohparu`.investigation i</text:p>
            <text:p>        JOIN `chc_rewa_gohparu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phc_rewa_deolond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3];[.B13];[.C13];[.B13];[.D1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phc_rewa_deolond`.investigation i&#10;        JOIN `phc_rewa_deolond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phc_rewa_deolond`.investigation i</text:p>
            <text:p>        JOIN `phc_rewa_deolond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chakghat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4];[.B14];[.C14];[.B14];[.D1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chakghat`.investigation i&#10;        JOIN `chc_rewa_chakghat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chakghat`.investigation i</text:p>
            <text:p>        JOIN `chc_rewa_chakghat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pal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5];[.B15];[.C15];[.B15];[.D1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pali`.investigation i&#10;        JOIN `chc_rewa_pal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pali`.investigation i</text:p>
            <text:p>        JOIN `chc_rewa_pal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burh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6];[.B16];[.C16];[.B16];[.D1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burhar`.investigation i&#10;        JOIN `chc_rewa_burh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burhar`.investigation i</text:p>
            <text:p>        JOIN `chc_rewa_burh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singh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7];[.B17];[.C17];[.B17];[.D1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singhpur`.investigation i&#10;        JOIN `chc_rewa_singh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singhpur`.investigation i</text:p>
            <text:p>        JOIN `chc_rewa_singh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sihawal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8];[.B18];[.C18];[.B18];[.D1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sihawal`.investigation i&#10;        JOIN `chc_rewa_sihawal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sihawal`.investigation i</text:p>
            <text:p>        JOIN `chc_rewa_sihawal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majhaul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19];[.B19];[.C19];[.B19];[.D1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majhauli`.investigation i&#10;        JOIN `chc_rewa_majhaul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majhauli`.investigation i</text:p>
            <text:p>        JOIN `chc_rewa_majhaul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kotm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0];[.B20];[.C20];[.B20];[.D2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kotma`.investigation i&#10;        JOIN `chc_rewa_kotm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kotma`.investigation i</text:p>
            <text:p>        JOIN `chc_rewa_kotm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chandi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1];[.B21];[.C21];[.B21];[.D2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chandia`.investigation i&#10;        JOIN `chc_rewa_chandi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chandia`.investigation i</text:p>
            <text:p>        JOIN `chc_rewa_chandi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jaitha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2];[.B22];[.C22];[.B22];[.D2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jaithari`.investigation i&#10;        JOIN `chc_rewa_jaitha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jaithari`.investigation i</text:p>
            <text:p>        JOIN `chc_rewa_jaitha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jhikbijur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3];[.B23];[.C23];[.B23];[.D2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jhikbijuri`.investigation i&#10;        JOIN `chc_rewa_jhikbijur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jhikbijuri`.investigation i</text:p>
            <text:p>        JOIN `chc_rewa_jhikbijur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kusm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4];[.B24];[.C24];[.B24];[.D2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kusmi`.investigation i&#10;        JOIN `chc_rewa_kusm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kusmi`.investigation i</text:p>
            <text:p>        JOIN `chc_rewa_kusm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khut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5];[.B25];[.C25];[.B25];[.D2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khutar`.investigation i&#10;        JOIN `chc_rewa_khut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khutar`.investigation i</text:p>
            <text:p>        JOIN `chc_rewa_khut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manpur2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6];[.B26];[.C26];[.B26];[.D2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manpur2`.investigation i&#10;        JOIN `chc_rewa_manpur2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manpur2`.investigation i</text:p>
            <text:p>        JOIN `chc_rewa_manpur2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amda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7];[.B27];[.C27];[.B27];[.D2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amdara`.investigation i&#10;        JOIN `chc_rewa_amda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amdara`.investigation i</text:p>
            <text:p>        JOIN `chc_rewa_amda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koth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8];[.B28];[.C28];[.B28];[.D28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kothi`.investigation i&#10;        JOIN `chc_rewa_koth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kothi`.investigation i</text:p>
            <text:p>        JOIN `chc_rewa_koth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majhganw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29];[.B29];[.C29];[.B29];[.D29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majhganwa`.investigation i&#10;        JOIN `chc_rewa_majhganw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majhganwa`.investigation i</text:p>
            <text:p>        JOIN `chc_rewa_majhganw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chitrang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0];[.B30];[.C30];[.B30];[.D30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chitrangi`.investigation i&#10;        JOIN `chc_rewa_chitrang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chitrangi`.investigation i</text:p>
            <text:p>        JOIN `chc_rewa_chitrang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devsarita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1];[.B31];[.C31];[.B31];[.D31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devsaritar`.investigation i&#10;        JOIN `chc_rewa_devsarita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devsaritar`.investigation i</text:p>
            <text:p>        JOIN `chc_rewa_devsarita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rampurbaghelan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2];[.B32];[.C32];[.B32];[.D32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rampurbaghelan`.investigation i&#10;        JOIN `chc_rewa_rampurbaghelan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rampurbaghelan`.investigation i</text:p>
            <text:p>        JOIN `chc_rewa_rampurbaghelan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mukundpur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3];[.B33];[.C33];[.B33];[.D33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mukundpur`.investigation i&#10;        JOIN `chc_rewa_mukundpur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mukundpur`.investigation i</text:p>
            <text:p>        JOIN `chc_rewa_mukundpur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ramnagarug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4];[.B34];[.C34];[.B34];[.D34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ramnagarug`.investigation i&#10;        JOIN `chc_rewa_ramnagarug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ramnagarug`.investigation i</text:p>
            <text:p>        JOIN `chc_rewa_ramnagarug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unchehra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5];[.B35];[.C35];[.B35];[.D35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unchehra`.investigation i&#10;        JOIN `chc_rewa_unchehra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unchehra`.investigation i</text:p>
            <text:p>        JOIN `chc_rewa_unchehra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parasi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6];[.B36];[.C36];[.B36];[.D36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parasi`.investigation i&#10;        JOIN `chc_rewa_parasi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parasi`.investigation i</text:p>
            <text:p>        JOIN `chc_rewa_parasi`.hospital_reg h on h.hr_id=i.hr_id</text:p>
            <text:p>    where date(i.entry_date) between '2022-11-01' and '2022-11-30' union </text:p>
          </table:table-cell>
        </table:table-row>
        <table:table-row table:style-name="ro1">
          <table:table-cell office:value-type="string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</text:p>
          </table:table-cell>
          <table:table-cell office:value-type="string" calcext:value-type="string">
            <text:p>`chc_rewa_nagod`</text:p>
          </table:table-cell>
          <table:table-cell office:value-type="string" calcext:value-type="string">
            <text:p>.investigation i</text:p>
            <text:p>        JOIN </text:p>
          </table:table-cell>
          <table:table-cell office:value-type="string" calcext:value-type="string">
            <text:p>.hospital_reg h on h.hr_id=i.hr_id</text:p>
            <text:p>    where date(i.entry_date) between '2022-11-01' and '2022-11-30' union </text:p>
          </table:table-cell>
          <table:table-cell table:formula="of:=COM.MICROSOFT.CONCAT([.A37];[.B37];[.C37];[.B37];[.D37])" office:value-type="string" office:string-value="SELECT &#10;    date(i.entry_date),&#10;    i.lis_order_id,&#10;    i.invest_name,&#10;    i.lab_name,&#10;    i.status,&#10;    i.sample_time,&#10;    i.technician_verified_time,&#10;    i.authorized_time,&#10;    i.sample_pickup_time,&#10;    i.sample_received_time,&#10;    h.db_context,&#10;    h.hosp_name&#10;FROM `chc_rewa_nagod`.investigation i&#10;        JOIN `chc_rewa_nagod`.hospital_reg h on h.hr_id=i.hr_id&#10;    where date(i.entry_date) between '2022-11-01' and '2022-11-30' union " calcext:value-type="string">
            <text:p>SELECT </text:p>
            <text:p>    date(i.entry_date),</text:p>
            <text:p>    i.lis_order_id,</text:p>
            <text:p>    i.invest_name,</text:p>
            <text:p>    i.lab_name,</text:p>
            <text:p>    i.status,</text:p>
            <text:p>    i.sample_time,</text:p>
            <text:p>    i.technician_verified_time,</text:p>
            <text:p>    i.authorized_time,</text:p>
            <text:p>    i.sample_pickup_time,</text:p>
            <text:p>    i.sample_received_time,</text:p>
            <text:p>    h.db_context,</text:p>
            <text:p>    h.hosp_name</text:p>
            <text:p>FROM `chc_rewa_nagod`.investigation i</text:p>
            <text:p>        JOIN `chc_rewa_nagod`.hospital_reg h on h.hr_id=i.hr_id</text:p>
            <text:p>    where date(i.entry_date) between '2022-11-01' and '2022-11-30' unio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0:58:27.798454763</meta:creation-date>
    <dc:date>2022-12-01T12:01:15.074329640</dc:date>
    <meta:editing-duration>PT1M47S</meta:editing-duration>
    <meta:editing-cycles>1</meta:editing-cycles>
    <meta:document-statistic meta:table-count="4" meta:cell-count="1620" meta:object-count="0"/>
    <meta:generator>LibreOffice/6.4.7.2$Linux_X86_64 LibreOffice_project/40$Build-2</meta:generator>
  </office:meta>
</office:document-meta>
</file>